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P9" style:family="paragraph" style:parent-style-name="Standard">
      <style:text-properties officeooo:rsid="00131741" officeooo:paragraph-rsid="00131741"/>
    </style:style>
    <style:style style:name="P10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  <style:style style:name="T4" style:family="text">
      <style:text-properties officeooo:rsid="00180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gital Marketing Site</text:p>
      <text:p text:style-name="P1"/>
      <text:p text:style-name="P2">Header</text:p>
      <text:p text:style-name="P6">Logo</text:p>
      <text:p text:style-name="P6">Links</text:p>
      <text:p text:style-name="P5">Main</text:p>
      <text:p text:style-name="P6">Big arse image <text:span text:style-name="T4">(check copyright)</text:span></text:p>
      <text:p text:style-name="P6">About</text:p>
      <text:p text:style-name="P2">Services</text:p>
      <text:p text:style-name="P7">SEO</text:p>
      <text:p text:style-name="P7">SEM</text:p>
      <text:p text:style-name="P7">Display advertising</text:p>
      <text:p text:style-name="P7">Social Media Marketing</text:p>
      <text:p text:style-name="P7">Email marketing</text:p>
      <text:p text:style-name="P2">Case Studies</text:p>
      <text:p text:style-name="P6">Make some shit up</text:p>
      <text:p text:style-name="P4">Some shit from the CEO</text:p>
      <text:p text:style-name="P7">Image and description</text:p>
      <text:p text:style-name="P3">Testimonials</text:p>
      <text:p text:style-name="P6">Make some shit up</text:p>
      <text:p text:style-name="P2">Contact</text:p>
      <text:p text:style-name="P6">Name</text:p>
      <text:p text:style-name="P8">Phone</text:p>
      <text:p text:style-name="P6">Email</text:p>
      <text:p text:style-name="P6">Message</text:p>
      <text:p text:style-name="P6">-<text:span text:style-name="T3">Error handling</text:span></text:p>
      <text:p text:style-name="P6">-<text:span text:style-name="T3">Send mail</text:span></text:p>
      <text:p text:style-name="P2">Footer</text:p>
      <text:p text:style-name="P1">Contact <text:span text:style-name="T1">d</text:span>etails</text:p>
      <text:p text:style-name="P9">Social links <text:span text:style-name="T2">(Facebook, Linked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08T14:55:26.394597853</dc:date>
    <meta:editing-duration>PT1H9M44S</meta:editing-duration>
    <meta:editing-cycles>5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29" meta:word-count="58" meta:character-count="356" meta:non-whitespace-character-count="327"/>
  </office:meta>
</office:document-meta>
</file>